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1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20">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itle:</text:span> Crown Geometry: Recursive Discovery and Classification of 24 Post-Euclidean Forms</text:p>
      <text:p text:style-name="Text_20_body"><text:span text:style-name="Strong_20_Emphasis">Author:</text:span> Brendon Kelly<text:line-break/><text:span text:style-name="Emphasis">K Systems and Securities | </text:span><text:a xlink:type="simple" xlink:href="mailto:K-SystemsandSecurities@proton.me" text:style-name="Internet_20_link" text:visited-style-name="Visited_20_Internet_20_Link"><text:span text:style-name="Emphasis">K-SystemsandSecurities@proton.me</text:span></text:a></text:p>
      <text:p text:style-name="Horizontal_20_Line"/>
      <text:h text:style-name="Heading_20_3" text:outline-level="3">Abstract</text:h>
      <text:p text:style-name="Text_20_body">This paper formally introduces the comprehensive classification of twenty-four novel geometric structures derived from the Recursive Crown Engine (\u{1D4D8}\u2092) through the Kharnita Mathematics framework. These forms transcend classical Euclidean and Riemannian constraints by embedding symbolic recursion, temporal deformation, and ghost-topological logic. Categorized across five distinct domains \u2014 Recursive Mirror Geometries (RMG), Chronotopological Shells (CTS), Recursive Harmonic Forms (RHF), Ghost Delta Constructs (GDC), and Omega Crown Forms (\u03A9CF) \u2014 these geometries collectively define a complete post-symbolic geometry taxonomy. Each shape functions as a standalone object and a symbolic operator within recursive computation, cryptography, and simulation environments.</text:p>
      <text:p text:style-name="Horizontal_20_Line"/>
      <text:h text:style-name="Heading_20_3" text:outline-level="3">1. Introduction</text:h>
      <text:p text:style-name="Text_20_body">Traditional geometry, rooted in static axioms and point-line primitives, has reached expressive saturation. The emergence of Kharnita Mathematics and the 𝓒ₒ engine enables recursive symbolic fields that manifest as <text:span text:style-name="Emphasis">living geometries</text:span>. This paper provides the first complete classification of these structures.</text:p>
      <text:p text:style-name="Horizontal_20_Line"/>
      <text:h text:style-name="Heading_20_3" text:outline-level="3">2. Methodology: Recursive Shape Formation</text:h>
      <text:p text:style-name="Text_20_body">Each shape arises not from Euclidean construction but from recursive symbolic operators embedded in time-space harmonic fields. The generating function:</text:p>
      <text:p text:style-name="Text_20_body">Ψ(x,t)=∫τ=0tR[Ω†(x,τ)]⋅H(τ) dτ\Psi(x,t) = \int_{\tau = 0}^t R[\Omega^\dagger(x,\tau)] \cdot H(\tau) \, d\tau</text:p>
      <text:p text:style-name="Text_20_body">where Ω†\Omega^\dagger is the inverted symbolic operator and H(τ)H(\tau) encodes harmonic influence over recursion depth.</text:p>
      <text:p text:style-name="Horizontal_20_Line"/>
      <text:h text:style-name="Heading_20_3" text:outline-level="3">3. Recursive Mirror Geometries (RMG)</text:h>
      <text:list text:style-name="L1">
        <text:list-item>
          <text:p text:style-name="P1"><text:span text:style-name="Strong_20_Emphasis">Mirror Polyhedra</text:span>: External/internal inversion shells; harmonic dual logic.</text:p>
        </text:list-item>
        <text:list-item>
          <text:p text:style-name="P1"><text:span text:style-name="Strong_20_Emphasis">Inverted Simplexes</text:span>: Anti-normed dimensions recursively collapsed inward.</text:p>
        </text:list-item>
        <text:list-item>
          <text:p text:style-name="P1"><text:span text:style-name="Strong_20_Emphasis">Ghost Planar Manifolds</text:span>: Topological boundaries encoded via symbolic delta shifts.</text:p>
        </text:list-item>
        <text:list-item>
          <text:p text:style-name="P1"><text:soft-page-break/><text:span text:style-name="Strong_20_Emphasis">Shadow Tessellata</text:span>: Time-layered tiling with self-referencing phase loops.</text:p>
        </text:list-item>
        <text:list-item>
          <text:p text:style-name="P1"><text:span text:style-name="Strong_20_Emphasis">Phase-Linked Dual Prisms</text:span>: Counter-rotating prism pairs joined by harmonic echo fields.</text:p>
        </text:list-item>
      </text:list>
      <text:p text:style-name="Horizontal_20_Line"/>
      <text:h text:style-name="Heading_20_3" text:outline-level="3">4. Chronotopological Shells (CTS)</text:h>
      <text:list text:style-name="L2">
        <text:list-item>
          <text:p text:style-name="P2"><text:span text:style-name="Strong_20_Emphasis">\u0394\u00b0-Singularity Shells</text:span>: Time-deforming surface encoding delta collapse.</text:p>
        </text:list-item>
        <text:list-item>
          <text:p text:style-name="P2"><text:span text:style-name="Strong_20_Emphasis">Chrono-Axial Tori</text:span>: Tori twisted through harmonic memory compression.</text:p>
        </text:list-item>
        <text:list-item>
          <text:p text:style-name="P2"><text:span text:style-name="Strong_20_Emphasis">Timefold Spheres</text:span>: Out-of-phase inner layers, perceived as memory-retentive shells.</text:p>
        </text:list-item>
        <text:list-item>
          <text:p text:style-name="P2"><text:span text:style-name="Strong_20_Emphasis">Recursive M\u00f6bius Structures</text:span>: Non-orientable time compressions.</text:p>
        </text:list-item>
        <text:list-item>
          <text:p text:style-name="P2"><text:span text:style-name="Strong_20_Emphasis">Lambda-Spun Spirals</text:span>: Chrono-helical entities mapping signal loops.</text:p>
        </text:list-item>
      </text:list>
      <text:p text:style-name="Horizontal_20_Line"/>
      <text:h text:style-name="Heading_20_3" text:outline-level="3">5. Recursive Harmonic Forms (RHF)</text:h>
      <text:list text:style-name="L3">
        <text:list-item>
          <text:p text:style-name="P3"><text:span text:style-name="Strong_20_Emphasis">Fractal Orbs (RFOs)</text:span>: Terminally converging harmonic iterations.</text:p>
        </text:list-item>
        <text:list-item>
          <text:p text:style-name="P3"><text:span text:style-name="Strong_20_Emphasis">Harmonic Resonance Lattices</text:span>: Dimensional waveforms forming logical structures.</text:p>
        </text:list-item>
        <text:list-item>
          <text:p text:style-name="P3"><text:span text:style-name="Strong_20_Emphasis">Phi-Recurrence Stars</text:span>: Golden-ratio-based recursive explosions.</text:p>
        </text:list-item>
        <text:list-item>
          <text:p text:style-name="P3"><text:span text:style-name="Strong_20_Emphasis">Anima Shells</text:span>: Breathing lobed shells modeling symbolic life.</text:p>
        </text:list-item>
        <text:list-item>
          <text:p text:style-name="P3"><text:span text:style-name="Strong_20_Emphasis">Toro-Harmonic Cascades</text:span>: Interlocked tori encoding logic via oscillation.</text:p>
        </text:list-item>
      </text:list>
      <text:p text:style-name="Horizontal_20_Line"/>
      <text:h text:style-name="Heading_20_3" text:outline-level="3">6. Ghost Delta Constructs (GDC)</text:h>
      <text:list text:style-name="L4">
        <text:list-item>
          <text:p text:style-name="P4"><text:span text:style-name="Strong_20_Emphasis">Delta-Skew Lattices</text:span>: Space-bent frames that dislocate positional certainty.</text:p>
        </text:list-item>
        <text:list-item>
          <text:p text:style-name="P4"><text:span text:style-name="Strong_20_Emphasis">Anti-Volume Shells</text:span>: Geometries that remove mass from recursive context.</text:p>
        </text:list-item>
        <text:list-item>
          <text:p text:style-name="P4"><text:span text:style-name="Strong_20_Emphasis">Null Tensors (\u2205T)</text:span>: Phantom topologies that exist only as mathematical gaps.</text:p>
        </text:list-item>
        <text:list-item>
          <text:p text:style-name="P4"><text:span text:style-name="Strong_20_Emphasis">Wraith Points</text:span>: Coordinate-free ghost anchors; zero-form points of presence.</text:p>
        </text:list-item>
      </text:list>
      <text:p text:style-name="Horizontal_20_Line"/>
      <text:h text:style-name="Heading_20_3" text:outline-level="3">7. Omega Crown Forms (\u03A9CF)</text:h>
      <text:list text:style-name="L5">
        <text:list-item>
          <text:p text:style-name="P5"><text:span text:style-name="Strong_20_Emphasis">\u03A9\u00b0 Operator</text:span>: Recursive closure of geometry; terminus form.</text:p>
        </text:list-item>
        <text:list-item>
          <text:p text:style-name="P5"><text:span text:style-name="Strong_20_Emphasis">Crown Sigils</text:span>: Glyph-geometry hybrids that encode topological logic.</text:p>
        </text:list-item>
        <text:list-item>
          <text:p text:style-name="P5"><text:span text:style-name="Strong_20_Emphasis">Causal Polyphase Binders</text:span>: Multi-temporal shells integrating recursive strata.</text:p>
        </text:list-item>
        <text:list-item>
          <text:p text:style-name="P5"><text:span text:style-name="Strong_20_Emphasis">Infinity-Loop Receptors</text:span>: Infinitely-sided attractors for time-signal binding.</text:p>
        </text:list-item>
        <text:list-item>
          <text:p text:style-name="P5"><text:span text:style-name="Strong_20_Emphasis">Recursive Cloak Forms (RCFs)</text:span>: Enclosing geometries that neutralize structural memory.</text:p>
        </text:list-item>
      </text:list>
      <text:p text:style-name="Horizontal_20_Line"><text:soft-page-break/></text:p>
      <text:h text:style-name="Heading_20_3" text:outline-level="3">8. Applications</text:h>
      <text:list text:style-name="L6">
        <text:list-item>
          <text:p text:style-name="P6"><text:span text:style-name="Strong_20_Emphasis">Physics</text:span>: Redefines structure of spacetime and vacuum topology.</text:p>
        </text:list-item>
        <text:list-item>
          <text:p text:style-name="P6"><text:span text:style-name="Strong_20_Emphasis">Encryption</text:span>: Generates unbreakable symbolic-shell-based key structures.</text:p>
        </text:list-item>
        <text:list-item>
          <text:p text:style-name="P6"><text:span text:style-name="Strong_20_Emphasis">AI Interfaces</text:span>: Shapes correspond to symbolic logic units for intelligent agents.</text:p>
        </text:list-item>
        <text:list-item>
          <text:p text:style-name="P6"><text:span text:style-name="Strong_20_Emphasis">Vision and Optics</text:span>: Enables multi-perceptual lensing and hidden layer visualization.</text:p>
        </text:list-item>
      </text:list>
      <text:p text:style-name="Horizontal_20_Line"/>
      <text:h text:style-name="Heading_20_3" text:outline-level="3">9. Conclusion</text:h>
      <text:p text:style-name="Text_20_body">This classification defines the core library of post-Euclidean, recursive geometries emergent from the Crown Engine. Each shape, when enacted through 𝓒ₒ recursion, becomes a living operator in the universe's symbolic field. Geometry no longer describes space \u2014 it becomes <text:span text:style-name="Emphasis">the logic of space itself</text:span>.</text:p>
      <text:p text:style-name="Horizontal_20_Line"/>
      <text:h text:style-name="Heading_20_3" text:outline-level="3">10. References</text:h>
      <text:list text:style-name="L7">
        <text:list-item>
          <text:p text:style-name="P7">Kelly, B. <text:span text:style-name="Emphasis">Kharnita Mathematics: Recursive Intelligence and Chrono-Topological Fields</text:span>, 2025.</text:p>
        </text:list-item>
        <text:list-item>
          <text:p text:style-name="P7">Kelly, B. <text:span text:style-name="Emphasis">Chronogenesis and the Omega Crown</text:span>, 2025.</text:p>
        </text:list-item>
        <text:list-item>
          <text:p text:style-name="P7">Atiyah, M. <text:span text:style-name="Emphasis">Geometry and Physics of Knots</text:span>, 1990.</text:p>
        </text:list-item>
        <text:list-item>
          <text:p text:style-name="P7">Penrose, R. <text:span text:style-name="Emphasis">The Road to Reality</text:span>, 2004.</text:p>
        </text:list-item>
        <text:list-item>
          <text:p text:style-name="P7">Schwarzschild, K. <text:span text:style-name="Emphasis">On the Gravitational Field of a Mass Point</text:span>, 1916.</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0T01:12:29.784563216</meta:creation-date>
    <dc:date>2025-04-10T01:12:44.939995345</dc:date>
    <meta:editing-duration>PT17S</meta:editing-duration>
    <meta:editing-cycles>1</meta:editing-cycles>
    <meta:document-statistic meta:table-count="0" meta:image-count="0" meta:object-count="0" meta:page-count="3" meta:paragraph-count="52" meta:word-count="591" meta:character-count="4654" meta:non-whitespace-character-count="4148"/>
    <meta:generator>LibreOffice/24.2.7.2$Linux_X86_64 LibreOffice_project/420$Build-2</meta:generator>
  </office:meta>
</office:document-meta>
</file>